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A">
            <text:p>pollen-A</text:p>
          </table:table-cell>
          <table:table-cell office:value-type="string" office:value="Vink-55">
            <text:p>Vink-55</text:p>
          </table:table-cell>
          <table:table-cell office:value-type="float" office:value="52.5">
            <text:p>52.5</text:p>
          </table:table-cell>
          <table:table-cell office:value-type="float" office:value="3.8">
            <text:p>3.8</text:p>
          </table:table-cell>
          <table:table-cell office:value-type="float" office:value="8400.0">
            <text:p>84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6.8">
            <text:p>-26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B">
            <text:p>pollen-B</text:p>
          </table:table-cell>
          <table:table-cell office:value-type="string" office:value="Vink-58">
            <text:p>Vink-58</text:p>
          </table:table-cell>
          <table:table-cell office:value-type="float" office:value="52.5">
            <text:p>52.5</text:p>
          </table:table-cell>
          <table:table-cell office:value-type="float" office:value="2.92">
            <text:p>2.92</text:p>
          </table:table-cell>
          <table:table-cell office:value-type="float" office:value="9000.0">
            <text:p>90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5.8">
            <text:p>-35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D">
            <text:p>pollen-D</text:p>
          </table:table-cell>
          <table:table-cell office:value-type="string" office:value="Vink-56">
            <text:p>Vink-56</text:p>
          </table:table-cell>
          <table:table-cell office:value-type="float" office:value="52.5">
            <text:p>52.5</text:p>
          </table:table-cell>
          <table:table-cell office:value-type="float" office:value="3.5">
            <text:p>3.5</text:p>
          </table:table-cell>
          <table:table-cell office:value-type="float" office:value="8500.0">
            <text:p>85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8.8">
            <text:p>-28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  <table:table-row>
          <table:table-cell office:value-type="string" office:value="Southern_Bight">
            <text:p>Southern_Bight</text:p>
          </table:table-cell>
          <table:table-cell office:value-type="string" office:value="pollen-C">
            <text:p>pollen-C</text:p>
          </table:table-cell>
          <table:table-cell office:value-type="string" office:value="Vink-57">
            <text:p>Vink-57</text:p>
          </table:table-cell>
          <table:table-cell office:value-type="float" office:value="52.5">
            <text:p>52.5</text:p>
          </table:table-cell>
          <table:table-cell office:value-type="float" office:value="3.25">
            <text:p>3.25</text:p>
          </table:table-cell>
          <table:table-cell office:value-type="float" office:value="8700.0">
            <text:p>8700.0</text:p>
          </table:table-cell>
          <table:table-cell office:value-type="float" office:value="300.0">
            <text:p>30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3.8">
            <text:p>-33.8</text:p>
          </table:table-cell>
          <table:table-cell office:value-type="float" office:value="1.04">
            <text:p>1.04</text:p>
          </table:table-cell>
          <table:table-cell office:value-type="float" office:value="1.04">
            <text:p>1.04</text:p>
          </table:table-cell>
          <table:table-cell office:value-type="string" office:value="VinkEtal2007,Jelgersma1961,KidenEtal2002">
            <text:p>VinkEtal2007,Jelgersma1961,KidenEtal20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